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CallTrigger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allTrigg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allTrigger.isTriggered( Iv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allTrigger.markTriggered( Iv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allTrigger.progress( Ivy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ntCallTrigger.setOnlyonce( boolean onlyo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allTrigger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allTrigger.isOnly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allTrigger.set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